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cm on graph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.3</text:p>
          </table:table-cell>
          <table:table-cell table:formula="of:=[.B2]*[.D2]" office:value-type="float" office:value="3.15" calcext:value-type="float">
            <text:p>3.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95" calcext:value-type="float">
            <text:p>5.9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1:16:38.685679260</meta:creation-date>
    <dc:date>2016-07-14T11:19:42.375826701</dc:date>
    <meta:editing-duration>P0D</meta:editing-duration>
    <meta:editing-cycles>1</meta:editing-cycles>
    <meta:document-statistic meta:table-count="1" meta:cell-count="30" meta:object-count="0"/>
    <meta:generator>LibreOffice/4.2.8.2$Linux_X86_64 LibreOffice_project/420m0$Build-2</meta:generator>
  </office:meta>
</office:document-meta>
</file>